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i>A</mi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i>A</mi>
            </mrow>
            <mfenced open="∣" close="〉">
              <mrow>
                <msub>
                  <mo stretchy="false">ϕ</mo>
                  <mi>m</mi>
                </msub>
              </mrow>
            </mfenced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o stretchy="false">ψ</mo>
                </mrow>
              </mrow>
            </mfenced>
          </mrow>
        </mtd>
      </mtr>
      <mtr>
        <mtd>
          <mrow>
            <mtext>mit der Definition der Komponenten von </mtext>
            <mo stretchy="false">ψ</mo>
            <mtext>:</mtext>
          </mrow>
        </mtd>
      </mtr>
      <mtr>
        <mtd>
          <mrow>
            <msub>
              <mo stretchy="false">ψ</mo>
              <mi>m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o stretchy="false">ψ</mo>
                </mrow>
              </mrow>
            </mfenced>
            <mi/>
            <mtext> ; </mtext>
            <mi/>
            <mi>m</mi>
            <mrow>
              <mi/>
              <mo stretchy="false">=</mo>
              <mi/>
            </mrow>
            <mn>1,2</mn>
            <mn>,3</mn>
            <mi>,</mi>
            <mo stretchy="false">…</mo>
            <mtext> kann man schreiben:</mtext>
          </mrow>
        </mtd>
      </mtr>
      <mtr>
        <mtd>
          <mrow/>
        </mtd>
      </mtr>
      <mtr>
        <mtd>
          <mrow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i>A</mi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i>A</mi>
            </mrow>
            <mfenced open="∣" close="〉">
              <mrow>
                <msub>
                  <mo stretchy="false">ϕ</mo>
                  <mi>m</mi>
                </msub>
              </mrow>
            </mfenced>
            <msub>
              <mo stretchy="false">ψ</mo>
              <mi>m</mi>
            </msub>
          </mrow>
        </mtd>
      </mtr>
      <mtr>
        <mtd>
          <mrow/>
        </mtd>
      </mtr>
      <mtr>
        <mtd>
          <mrow>
            <mtext>Setzt man </mtext>
            <msub>
              <mo stretchy="false">χ</mo>
              <mi>n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χ</mo>
                </mrow>
              </mrow>
            </mfenced>
            <mi/>
            <mtext> ; </mtext>
            <mi/>
            <mi>n</mi>
            <mrow>
              <mi/>
              <mo stretchy="false">=</mo>
              <mi/>
            </mrow>
            <mn>1,2</mn>
            <mn>,3</mn>
            <mi>,</mi>
            <mo stretchy="false">…</mo>
          </mrow>
        </mtd>
      </mtr>
      <mtr>
        <mtd>
          <mrow>
            <mtext>erhält man</mtext>
          </mrow>
        </mtd>
      </mtr>
      <mtr>
        <mtd>
          <mrow/>
        </mtd>
      </mtr>
      <mtr>
        <mtd>
          <mrow>
            <msub>
              <mo stretchy="false">χ</mo>
              <mi>n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χ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fenced open="〈" close="〉">
                <mrow>
                  <mrow>
                    <msub>
                      <mo stretchy="false">ϕ</mo>
                      <mi>n</mi>
                    </msub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o stretchy="false">ϕ</mo>
                      <mi>m</mi>
                    </msub>
                  </mrow>
                </mrow>
              </mfenced>
            </mrow>
            <msub>
              <mo stretchy="false">ψ</mo>
              <mi>m</mi>
            </msub>
          </mrow>
        </mtd>
      </mtr>
      <mtr>
        <mtd>
          <mrow/>
        </mtd>
      </mtr>
      <mtr>
        <mtd>
          <mrow>
            <mtext>Schließlich folgt mit </mtext>
            <msub>
              <mi>A</mi>
              <mrow>
                <mi>n</mi>
                <mi>m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text>:</mtext>
          </mrow>
        </mtd>
      </mtr>
      <mtr>
        <mtd>
          <mrow/>
        </mtd>
      </mtr>
      <mtr>
        <mtd>
          <mrow>
            <msub>
              <mo stretchy="false">χ</mo>
              <mi>n</mi>
            </msub>
            <mrow>
              <mi/>
              <mo stretchy="false">=</mo>
              <mi/>
            </mrow>
            <mrow>
              <munder>
                <mo stretchy="false">∑</mo>
                <mi>m</mi>
              </munder>
              <msub>
                <mi>A</mi>
                <mrow>
                  <mi>n</mi>
                  <mi>m</mi>
                </mrow>
              </msub>
            </mrow>
            <msub>
              <mo stretchy="false">ψ</mo>
              <mi>m</mi>
            </msub>
          </mrow>
        </mtd>
      </mtr>
    </mtable>
    <annotation encoding="StarMath 5.0">left lline %ichi right rangle `=` A left lline %ipsi right rangle `=` sum from m
A left lline %iphi _m right rangle
left langle %iphi _m mline %ipsi right rangle newline
"mit der Definition der Komponenten von " %ipsi ":" newline
alignl %ipsi _m `=` left langle %iphi _m mline %ipsi right rangle `" ; "~ m`=`1,2,3,dotslow  " kann man schreiben:" newline newline
left lline %ichi right rangle `=` A left lline %ipsi right rangle `=` sum from m A left lline %iphi _m right rangle %ipsi _m newline newline
"Setzt man " %ichi _n `=` left langle %iphi _n mline %ichi right rangle `" ; "~ n`=`1,2,3,dotslow
newline
"erhält man" newline newline
%ichi _n `=` left langle %iphi _n mline %ichi right rangle `=` left langle %iphi _n mline A mline %ipsi right rangle `=` sum from m left langle %iphi _n mline A mline %iphi _m right rangle %ipsi _m
newline newline
"Schließlich folgt mit " A _{n m} `=` left langle %iphi _n mline A mline %iphi _m right rangle ":" newline newline
%ichi _n `=` sum from m A _{n m} %ipsi _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0:16:36.518000000</meta:creation-date>
    <meta:generator>LibreOffice/4.1.4.2$Windows_x86 LibreOffice_project/0a0440ccc0227ad9829de5f46be37cfb6edcf72</meta:generator>
  </office:meta>
</office:document-meta>
</file>